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-color="#00cccc" draw:opacity="85%" draw:textarea-horizontal-align="justify" draw:textarea-vertical-align="middle" draw:auto-grow-height="false" fo:min-height="0cm" fo:min-width="0cm" draw:shadow="visible" draw:shadow-offset-x="0cm" draw:shadow-offset-y="0cm" draw:shadow-opacity="85%"/>
    </style:style>
    <style:style style:name="gr3" style:family="graphic" style:parent-style-name="standard">
      <style:graphic-properties draw:stroke="none" draw:fill-color="#00cccc" draw:opacity="80%" draw:textarea-horizontal-align="justify" draw:textarea-vertical-align="middle" draw:auto-grow-height="false" fo:min-height="0cm" fo:min-width="0cm" draw:shadow="visible" draw:shadow-offset-x="0cm" draw:shadow-offset-y="0cm" draw:shadow-opacity="80%"/>
    </style:style>
    <style:style style:name="gr4" style:family="graphic" style:parent-style-name="standard">
      <style:graphic-properties draw:stroke="none" draw:fill="solid" draw:fill-color="#00dcff" draw:opacity="85%" draw:textarea-horizontal-align="justify" draw:textarea-vertical-align="middle" draw:auto-grow-height="false" draw:shadow="visible" draw:shadow-offset-x="0cm" draw:shadow-offset-y="0cm" draw:shadow-opacity="85%"/>
    </style:style>
    <style:style style:name="gr5" style:family="graphic" style:parent-style-name="standard">
      <style:graphic-properties draw:stroke="solid" draw:fill="solid" draw:fill-color="#00dcff" draw:opacity="85%" draw:textarea-vertical-align="middle" draw:shadow="visible" draw:shadow-offset-x="0cm" draw:shadow-offset-y="0cm" draw:shadow-opacity="85%"/>
    </style:style>
    <style:style style:name="gr6" style:family="graphic" style:parent-style-name="standard">
      <style:graphic-properties draw:stroke="none" draw:fill-color="#23b8dc" draw:opacity="80%" draw:textarea-horizontal-align="justify" draw:textarea-vertical-align="middle" draw:auto-grow-height="false" draw:shadow="visible" draw:shadow-offset-x="0cm" draw:shadow-offset-y="0cm" draw:shadow-opacity="80%"/>
    </style:style>
    <style:style style:name="gr7" style:family="graphic" style:parent-style-name="standard">
      <style:graphic-properties draw:stroke="none" draw:fill-color="#23b8dc" draw:opacity="85%" draw:textarea-horizontal-align="justify" draw:textarea-vertical-align="middle" draw:auto-grow-height="false" draw:shadow="visible" draw:shadow-offset-x="0cm" draw:shadow-offset-y="0cm" draw:shadow-opacity="8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6cm" svg:y1="8.7cm" svg:x2="14.2cm" svg:y2="8.7cm">
          <text:p/>
        </draw:line>
        <draw:custom-shape draw:style-name="gr2" draw:text-style-name="P2" draw:layer="layout" svg:width="5.8cm" svg:height="2.6cm" svg:x="1.9cm" svg:y="7.4cm">
          <text:p text:style-name="P2"><text:span text:style-name="T1">Symfony2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8cm" svg:height="2.6cm" svg:x="14.2cm" svg:y="7.4cm">
          <text:p text:style-name="P2"><text:span text:style-name="T1">rss-atom-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3.7cm" svg:height="1.5cm" svg:x="11.6cm" svg:y="10.299cm">
          <text:p text:style-name="P1">ItemOut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7cm" svg:height="1.5cm" svg:x="11.599cm" svg:y="12.098cm">
          <text:p text:style-name="P1">ItemO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951cm" svg:y1="9.5cm" svg:x2="11.6cm" svg:y2="11.049cm" draw:start-shape="id1" draw:start-glue-point="2" draw:end-shape="id2" svg:d="m10951 9500v1549h649">
          <text:p/>
        </draw:connector>
        <draw:connector draw:style-name="gr5" draw:text-style-name="P1" draw:layer="layout" svg:x1="10.951cm" svg:y1="9.5cm" svg:x2="11.599cm" svg:y2="12.848cm" draw:start-shape="id1" draw:start-glue-point="2" draw:end-shape="id3" draw:end-glue-point="3" svg:d="m10951 9500v3348h648">
          <text:p/>
        </draw:connector>
        <draw:custom-shape draw:style-name="gr4" draw:text-style-name="P1" xml:id="id1" draw:id="id1" draw:layer="layout" svg:width="3.7cm" svg:height="1.5cm" svg:x="9.101cm" svg:y="8cm">
          <text:p text:style-name="P1">FeedOu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cm" svg:height="1.2cm" svg:x="21.7cm" svg:y="7.1cm">
          <text:p text:style-name="P1">RS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" draw:layer="layout" svg:width="2.4cm" svg:height="1.2cm" svg:x="21.7cm" svg:y="9.1cm">
          <text:p text:style-name="P1">Atom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" draw:text-style-name="P1" draw:layer="layout" svg:x1="20cm" svg:y1="8.7cm" svg:x2="21.8cm" svg:y2="7.6cm">
          <text:p/>
        </draw:line>
        <draw:line draw:style-name="gr1" draw:text-style-name="P1" draw:layer="layout" svg:x1="20cm" svg:y1="8.7cm" svg:x2="21.8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re Debril</meta:initial-creator>
    <meta:creation-date>2013-07-16T19:32:04</meta:creation-date>
    <dc:date>2013-07-16T19:34:32</dc:date>
    <dc:creator>Alexandre Debril</dc:creator>
    <meta:editing-duration>P0D</meta:editing-duration>
    <meta:editing-cycles>1</meta:editing-cycles>
    <meta:document-statistic meta:object-count="12"/>
    <meta:generator>LibreOffice/3.5$Linux_X86_64 LibreOffice_project/350m1$Build-2</meta:generator>
  </office:meta>
</office:document-meta>
</file>